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VL Pゴシック" svg:font-family="'VL P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2bd22b" draw:textarea-vertical-align="middle"/>
    </style:style>
    <style:style style:name="gr2" style:family="graphic" style:parent-style-name="standard">
      <style:graphic-properties draw:fill-color="#2b2bd2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827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8cm" fo:min-width="0cm"/>
    </style:style>
    <style:style style:name="gr5" style:family="graphic" style:parent-style-name="standard">
      <style:graphic-properties draw:stroke="none" svg:stroke-color="#000000" draw:fill="none" draw:fill-color="#ffffff" fo:min-height="1.25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15cm" fo:min-width="4.413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2cm" fo:min-width="2.944cm"/>
    </style:style>
    <style:style style:name="gr8" style:family="graphic" style:parent-style-name="standard">
      <style:graphic-properties draw:stroke="none" svg:stroke-color="#000000" draw:fill="none" draw:fill-color="#ffffff" fo:min-height="1.15cm"/>
    </style:style>
    <style:style style:name="gr9" style:family="graphic" style:parent-style-name="standard">
      <style:graphic-properties draw:stroke="none" svg:stroke-color="#000000" draw:fill="none" draw:fill-color="#ffffff" fo:min-height="1.335cm"/>
    </style:style>
    <style:style style:name="gr10" style:family="graphic" style:parent-style-name="standard">
      <style:graphic-properties draw:stroke="none" svg:stroke-color="#000000" draw:fill="none" draw:fill-color="#ffffff" fo:min-height="1.163cm"/>
    </style:style>
    <style:style style:name="gr11" style:family="graphic" style:parent-style-name="standard">
      <style:graphic-properties draw:stroke="none" svg:stroke-color="#000000" draw:fill="none" draw:fill-color="#ffffff" fo:min-height="1.127cm"/>
    </style:style>
    <style:style style:name="gr12" style:family="graphic" style:parent-style-name="standard">
      <style:graphic-properties draw:fill-color="#2b2bd2" draw:textarea-horizontal-align="justify" draw:textarea-vertical-align="middle" draw:auto-grow-height="false" fo:min-height="0.35cm" fo:min-width="0.1cm"/>
    </style:style>
    <style:style style:name="gr13" style:family="graphic" style:parent-style-name="standard">
      <style:graphic-properties draw:fill-color="#2b2bd2" draw:textarea-horizontal-align="justify" draw:textarea-vertical-align="middle" draw:auto-grow-height="false" fo:min-height="0.35cm" fo:min-width="0.1cm"/>
    </style:style>
    <style:style style:name="gr14" style:family="graphic" style:parent-style-name="standard">
      <style:graphic-properties draw:stroke="none" svg:stroke-color="#000000" draw:fill="none" draw:fill-color="#ffffff" fo:min-height="0.65cm"/>
    </style:style>
    <style:style style:name="gr15" style:family="graphic" style:parent-style-name="standard">
      <style:graphic-properties draw:stroke="none" svg:stroke-color="#000000" draw:fill="none" draw:fill-color="#ffffff" fo:min-height="1.617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objectwithoutfill">
      <style:graphic-properties draw:stroke="dash" draw:stroke-dash="Fine_20_Dashe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0.924cm" fo:min-width="4.974cm"/>
    </style:style>
    <style:style style:name="gr19" style:family="graphic" style:parent-style-name="standard">
      <style:graphic-properties draw:stroke="dash" draw:stroke-dash="Fine_20_Dashed" svg:stroke-color="#7f00ff" draw:fill="none" draw:textarea-horizontal-align="justify" draw:textarea-vertical-align="middle" draw:auto-grow-height="false" fo:min-height="5.532cm" fo:min-width="4.283cm"/>
    </style:style>
    <style:style style:name="P1" style:family="paragraph">
      <style:paragraph-properties fo:text-align="center"/>
      <style:text-properties fo:color="#ffffff" fo:font-size="18pt"/>
    </style:style>
    <style:style style:name="P2" style:family="paragraph">
      <loext:graphic-properties draw:fill-color="#2bd22b"/>
      <style:paragraph-properties fo:text-align="center"/>
      <style:text-properties fo:color="#ffffff" fo:font-size="18pt"/>
    </style:style>
    <style:style style:name="P3" style:family="paragraph">
      <loext:graphic-properties draw:fill-color="#2b2bd2"/>
      <style:paragraph-properties fo:text-align="center"/>
      <style:text-properties fo:color="#ffffff" fo:font-size="18pt"/>
    </style:style>
    <style:style style:name="P4" style:family="paragraph">
      <style:text-properties fo:color="#d22b2b" fo:font-size="18pt"/>
    </style:style>
    <style:style style:name="P5" style:family="paragraph">
      <loext:graphic-properties draw:fill="none" draw:fill-color="#ffffff"/>
      <style:text-properties fo:color="#d22b2b" fo:font-size="18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text-properties style:font-size-asian="18pt"/>
    </style:style>
    <style:style style:name="P8" style:family="paragraph">
      <loext:graphic-properties draw:fill="none" draw:fill-color="#ffffff"/>
      <style:text-properties style:font-size-asian="18pt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-color="#2b2bd2"/>
      <style:paragraph-properties fo:text-align="center"/>
    </style:style>
    <style:style style:name="P12" style:family="paragraph">
      <style:paragraph-properties fo:text-align="center"/>
      <style:text-properties fo:color="#ffffff"/>
    </style:style>
    <style:style style:name="P13" style:family="paragraph">
      <loext:graphic-properties draw:fill-color="#2b2bd2"/>
      <style:paragraph-properties fo:text-align="center"/>
      <style:text-properties fo:color="#ffffff"/>
    </style:style>
    <style:style style:name="P14" style:family="paragraph">
      <style:text-properties fo:color="#ffffff" fo:font-size="18pt"/>
    </style:style>
    <style:style style:name="P15" style:family="paragraph">
      <loext:graphic-properties draw:fill="none" draw:fill-color="#ffffff"/>
      <style:text-properties fo:color="#ffffff" fo:font-size="18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solid" draw:fill-color="#ffffff"/>
      <style:paragraph-properties fo:text-align="center"/>
      <style:text-properties fo:color="#d22b2b" fo:font-size="18pt"/>
    </style:style>
    <style:style style:name="P18" style:family="paragraph">
      <loext:graphic-properties draw:fill="none" draw:fill-color="#ffffff"/>
    </style:style>
    <style:style style:name="T1" style:family="text">
      <style:text-properties style:text-position="sub 58%" fo:font-size="18pt" style:font-size-asian="18pt" style:font-size-complex="18pt"/>
    </style:style>
    <style:style style:name="T2" style:family="text">
      <style:text-properties fo:color="#ffffff"/>
    </style:style>
    <style:style style:name="T3" style:family="text">
      <style:text-properties fo:font-size="18pt" fo:font-weight="bold" style:font-size-asian="18pt" style:font-size-complex="18pt"/>
    </style:style>
    <style:style style:name="T4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path draw:style-name="gr1" draw:text-style-name="P2" draw:layer="layout" svg:width="4.877cm" svg:height="2.705cm" svg:x="3cm" svg:y="4.694cm" svg:viewBox="0 0 4878 2706" svg:d="M0 2706c1200 0 800-400 1500-1100s200-1000 800-1500 700 900 1000 1400 700 1200 1500 1200-4800 0-4800 0z">
          <text:p text:style-name="P1">G</text:p>
        </draw:path>
        <draw:path draw:style-name="gr2" draw:text-style-name="P3" draw:layer="layout" svg:width="4.499cm" svg:height="2.437cm" svg:x="12.8cm" svg:y="4.962cm" svg:viewBox="0 0 4500 2438" svg:d="M0 2438c1000-900 700-800 1500-1900s1400-300 1800 500 600 900 1200 1400z">
          <text:p text:style-name="P1">F</text:p>
        </draw:path>
        <draw:frame draw:style-name="gr3" draw:text-style-name="P5" draw:layer="layout" svg:width="6.1cm" svg:height="2.077cm" svg:x="3.1cm" svg:y="9.7cm">
          <draw:text-box>
            <text:p text:style-name="P4">x<text:span text:style-name="T1">1</text:span>, …, x<text:span text:style-name="T1">α</text:span>, …, x<text:span text:style-name="T1">n</text:span></text:p>
          </draw:text-box>
        </draw:frame>
        <draw:custom-shape draw:style-name="gr4" draw:text-style-name="P6" draw:layer="layout" svg:width="0.9cm" svg:height="1.2cm" svg:x="5cm" svg:y="8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5" draw:layer="layout" svg:width="2.4cm" svg:height="1.5cm" svg:x="13.6cm" svg:y="7.5cm">
          <draw:text-box>
            <text:p text:style-name="P4">μ, σ</text:p>
          </draw:text-box>
        </draw:frame>
        <draw:custom-shape draw:style-name="gr6" draw:text-style-name="P6" draw:layer="layout" svg:width="5.614cm" svg:height="0.8cm" draw:transform="rotate (0.284139602224677) translate (7.987cm 9.47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6" draw:layer="layout" svg:width="4.3cm" svg:height="0.9cm" svg:x="8cm" svg:y="5.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text-style-name="P8" draw:layer="layout" svg:width="2.3cm" svg:height="1.4cm" svg:x="5.8cm" svg:y="7.9cm">
          <draw:text-box>
            <text:p text:style-name="P7">観測</text:p>
          </draw:text-box>
        </draw:frame>
        <draw:frame draw:style-name="gr8" draw:text-style-name="P8" draw:layer="layout" svg:width="2.3cm" svg:height="1.4cm" svg:x="10.3cm" svg:y="9.5cm">
          <draw:text-box>
            <text:p text:style-name="P7">推定</text:p>
          </draw:text-box>
        </draw:frame>
        <draw:frame draw:style-name="gr9" draw:text-style-name="P10" draw:layer="layout" svg:width="3.9cm" svg:height="1.585cm" svg:x="8.6cm" svg:y="4.115cm">
          <draw:text-box>
            <text:p text:style-name="P9">KL情報量</text:p>
          </draw:text-box>
        </draw:frame>
        <draw:frame draw:style-name="gr10" draw:text-style-name="P8" draw:layer="layout" svg:width="3.1cm" svg:height="1.413cm" svg:x="16.3cm" svg:y="5.987cm">
          <draw:text-box>
            <text:p text:style-name="P7">モデル</text:p>
          </draw:text-box>
        </draw:frame>
        <draw:frame draw:style-name="gr10" draw:text-style-name="P8" draw:layer="layout" svg:width="3.1cm" svg:height="1.413cm" svg:x="2.2cm" svg:y="6.4cm">
          <draw:text-box>
            <text:p text:style-name="P7">対象</text:p>
          </draw:text-box>
        </draw:frame>
      </draw:page>
      <draw:page draw:name="page2" draw:style-name="dp1" draw:master-page-name="標準">
        <draw:path draw:style-name="gr1" draw:text-style-name="P2" draw:layer="layout" svg:width="4.877cm" svg:height="2.705cm" svg:x="2.4cm" svg:y="2.011cm" svg:viewBox="0 0 4878 2706" svg:d="M0 2706c1200 0 800-400 1500-1100s200-1000 800-1500 700 900 1000 1400 700 1200 1500 1200-4800 0-4800 0z">
          <text:p text:style-name="P1">G</text:p>
        </draw:path>
        <draw:frame draw:style-name="gr3" draw:text-style-name="P5" draw:layer="layout" svg:width="6.1cm" svg:height="2.077cm" svg:x="2.5cm" svg:y="7.017cm">
          <draw:text-box>
            <text:p text:style-name="P4">x<text:span text:style-name="T1">1</text:span>, …, x<text:span text:style-name="T1">α</text:span>, …, x<text:span text:style-name="T1">n</text:span></text:p>
          </draw:text-box>
        </draw:frame>
        <draw:custom-shape draw:style-name="gr4" draw:text-style-name="P6" draw:layer="layout" svg:width="0.9cm" svg:height="1.2cm" svg:x="4.4cm" svg:y="5.41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5" draw:layer="layout" svg:width="1.4cm" svg:height="1.377cm" svg:x="8.4cm" svg:y="2.934cm">
          <draw:text-box>
            <text:p text:style-name="P4">θ</text:p>
          </draw:text-box>
        </draw:frame>
        <draw:custom-shape draw:style-name="gr12" draw:text-style-name="P11" draw:layer="layout" svg:width="0.6cm" svg:height="0.6cm" svg:x="10.9cm" svg:y="7.71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6cm" svg:height="0.6cm" svg:x="11.5cm" svg:y="7.71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6cm" svg:height="0.6cm" svg:x="11.5cm" svg:y="7.11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6cm" svg:height="0.6cm" svg:x="11.5cm" svg:y="6.511cm">
          <text:p text:style-name="P12"><text:span text:style-name="T2">G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6cm" svg:height="0.6cm" svg:x="12.1cm" svg:y="7.11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6cm" svg:height="0.6cm" svg:x="12.1cm" svg:y="7.71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6cm" svg:height="0.6cm" svg:x="12.7cm" svg:y="7.71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6cm" svg:height="0.6cm" svg:x="10.3cm" svg:y="7.71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6cm" svg:height="0.6cm" svg:x="13.3cm" svg:y="7.71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6cm" svg:height="0.6cm" svg:x="12.1cm" svg:y="6.51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6cm" svg:height="0.6cm" svg:x="11.5cm" svg:y="5.91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6cm" svg:height="0.6cm" svg:x="11.5cm" svg:y="5.31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6cm" svg:height="0.6cm" svg:x="10.9cm" svg:y="7.11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6cm" svg:height="0.6cm" svg:x="10.9cm" svg:y="6.51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6cm" svg:height="0.6cm" svg:x="10.9cm" svg:y="5.911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1.1cm" svg:height="0.954cm" svg:x="11.4cm" svg:y="6.057cm">
          <draw:text-box>
            <text:p text:style-name="P14">^</text:p>
          </draw:text-box>
        </draw:frame>
        <draw:frame draw:style-name="gr15" draw:text-style-name="P5" draw:layer="layout" svg:width="2.6cm" svg:height="1.867cm" svg:x="15.4cm" svg:y="6.334cm">
          <draw:text-box>
            <text:p text:style-name="P4">θ(<text:span text:style-name="T3">x</text:span><text:span text:style-name="T4">n</text:span>)</text:p>
          </draw:text-box>
        </draw:frame>
        <draw:line draw:style-name="gr16" draw:text-style-name="P16" draw:layer="layout" svg:x1="8cm" svg:y1="7.611cm" svg:x2="9.6cm" svg:y2="7.611cm">
          <text:p/>
        </draw:line>
        <draw:frame draw:style-name="gr11" draw:text-style-name="P5" draw:layer="layout" svg:width="1.4cm" svg:height="1.377cm" svg:x="15.4cm" svg:y="6.011cm">
          <draw:text-box>
            <text:p text:style-name="P4">^</text:p>
          </draw:text-box>
        </draw:frame>
        <draw:line draw:style-name="gr17" draw:text-style-name="P16" draw:layer="layout" svg:x1="6.2cm" svg:y1="3.411cm" svg:x2="8.2cm" svg:y2="3.411cm">
          <text:p/>
        </draw:line>
        <draw:line draw:style-name="gr17" draw:text-style-name="P16" draw:layer="layout" svg:x1="13.2cm" svg:y1="6.811cm" svg:x2="15.2cm" svg:y2="6.811cm">
          <text:p/>
        </draw:line>
        <draw:custom-shape draw:style-name="gr4" draw:text-style-name="P6" draw:layer="layout" svg:width="0.9cm" svg:height="1.2cm" svg:x="11.5cm" svg:y="8.9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7" draw:layer="layout" svg:width="5.6cm" svg:height="1.3cm" svg:x="9.2cm" svg:y="10.311cm">
          <text:p text:style-name="P4">x*<text:span text:style-name="T1">1</text:span>, …, x*<text:span text:style-name="T1">α</text:span>, …, x*<text:span text:style-name="T1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8" draw:layer="layout" svg:width="2.6cm" svg:height="1.5cm" svg:x="14.4cm" svg:y="11.611cm">
          <draw:text-box>
            <text:p>× B</text:p>
          </draw:text-box>
        </draw:frame>
        <draw:frame draw:style-name="gr15" draw:text-style-name="P5" draw:layer="layout" svg:width="2.6cm" svg:height="1.867cm" svg:x="17.4cm" svg:y="10.411cm">
          <draw:text-box>
            <text:p text:style-name="P4">θ(<text:span text:style-name="T3">x</text:span>*<text:span text:style-name="T4">n</text:span>)</text:p>
          </draw:text-box>
        </draw:frame>
        <draw:line draw:style-name="gr17" draw:text-style-name="P16" draw:layer="layout" svg:x1="15.2cm" svg:y1="10.888cm" svg:x2="17.2cm" svg:y2="10.888cm">
          <text:p/>
        </draw:line>
        <draw:frame draw:style-name="gr11" draw:text-style-name="P5" draw:layer="layout" svg:width="1.4cm" svg:height="1.377cm" svg:x="17.4cm" svg:y="10.111cm">
          <draw:text-box>
            <text:p text:style-name="P4">^</text:p>
          </draw:text-box>
        </draw:frame>
        <draw:custom-shape draw:style-name="gr19" draw:text-style-name="P16" draw:layer="layout" svg:width="6.763cm" svg:height="8.176cm" draw:transform="rotate (-0.692721180116548) translate (5.617cm 0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6.763cm" svg:height="8.176cm" draw:transform="rotate (-0.692721180116548) translate (12.696cm 3.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VL Pゴシック" svg:font-family="'VL Pゴシック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VL P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VL Pゴシック" style:font-family-complex="'VL Pゴシック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8T15:28:59.199999629</meta:creation-date>
    <dc:date>2019-07-28T16:04:05.880538256</dc:date>
    <meta:editing-duration>PT13M57S</meta:editing-duration>
    <meta:editing-cycles>4</meta:editing-cycles>
    <meta:generator>LibreOffice/5.3.6.1$Linux_X86_64 LibreOffice_project/30$Build-1</meta:generator>
    <meta:document-statistic meta:object-count="45"/>
  </office:meta>
</office:document-meta>
</file>